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7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5c5cdd" officeooo:paragraph-rsid="01618a13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1ebdd9" officeooo:paragraph-rsid="01618a13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26" style:family="paragraph" style:parent-style-name="Table_20_Contents">
      <style:text-properties style:font-name="Calibri" fo:font-size="11pt" officeooo:paragraph-rsid="01618a13" style:font-size-asian="11pt" style:font-size-complex="11pt"/>
    </style:style>
    <style:style style:name="P27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paragraph-properties fo:text-align="end" style:justify-single-word="false"/>
      <style:text-properties officeooo:paragraph-rsid="00f0ee57"/>
    </style:style>
    <style:style style:name="P30" style:family="paragraph" style:parent-style-name="Table_20_Contents">
      <style:paragraph-properties fo:text-align="end" style:justify-single-word="false"/>
      <style:text-properties officeooo:paragraph-rsid="00f231c7"/>
    </style:style>
    <style:style style:name="P31" style:family="paragraph" style:parent-style-name="Table_20_Contents">
      <style:paragraph-properties fo:text-align="end" style:justify-single-word="false"/>
      <style:text-properties officeooo:paragraph-rsid="015e85e5"/>
    </style:style>
    <style:style style:name="P3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43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44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45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4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47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48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6c3a88" style:font-size-asian="11pt" style:font-size-complex="11pt"/>
    </style:style>
    <style:style style:name="P49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6c3a8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8"><text:text-input text:description="">{% if contactMethod['address'] %}</text:text-input></text:p>
            <text:p text:style-name="P18"><text:text-input text:description="">{% if contactMethod['address']['street'] %}</text:text-input></text:p>
            <text:p text:style-name="P19"><text:text-input text:description="">{{ contactMethod.address.street }}</text:text-input></text:p>
            <text:p text:style-name="P17"><text:text-input text:description="">{% endif %}</text:text-input></text:p>
            <text:p text:style-name="P21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3"><text:text-input text:description="">{% if contactMethod.address.city %}</text:text-input></text:p>
            <text:p text:style-name="P23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6"><text:text-input text:description="">{% else %}</text:text-input></text:p>
            <text:p text:style-name="P16"/>
            <text:p text:style-name="P16"/>
            <text:p text:style-name="P16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8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2"><text:text-input text:description="">{% if matter and matter['matterId'] %}</text:text-input></text:p>
            <text:p text:style-name="P30">ID:<text:span text:style-name="T8"><text:text-input text:description="">{{ matter['matterId'] }}</text:text-input></text:span></text:p>
            <text:p text:style-name="P29"><text:text-input text:description="">{% endif %}</text:text-input></text:p>
            <text:p text:style-name="P31"><text:text-input text:description="">{% if status and status.mode %}</text:text-input></text:p>
            <text:p text:style-name="P31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1"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3"/>
      <text:p text:style-name="P33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8"><text:text-input text:description="">{{ mappings.sender[sender].email }}</text:text-input></text:p>
            <text:p text:style-name="P37"><text:text-input text:description="">{% endif %}</text:text-input></text:p>
          </table:table-cell>
        </table:table-row>
      </table:table>
      <text:p text:style-name="P48"><text:span text:style-name="T11"><text:text-input text:description="">{% if copyTo %}</text:text-input></text:span></text:p>
      <text:p text:style-name="P39"/>
      <text:p text:style-name="P39"/>
      <text:p text:style-name="P20"><text:text-input text:description="">{% for copy in copyTo %}</text:text-input></text:p>
      <text:p text:style-name="P43"><text:text-input text:description="">{% if loop.index == 1 %}</text:text-input></text:p>
      <text:p text:style-name="P25">Copy To:<text:tab/><text:span text:style-name="T9"><text:text-input text:description="">{{ copy.name }}</text:text-input></text:span></text:p>
      <text:p text:style-name="P27"><text:text-input text:description="">{% else %}</text:text-input></text:p>
      <text:p text:style-name="P27"><text:tab/><text:tab/><text:span text:style-name="T9"><text:text-input text:description="">{{ copy.name }}</text:text-input></text:span></text:p>
      <text:p text:style-name="P27"><text:text-input text:description="">{% endif %}</text:text-input></text:p>
      <text:p text:style-name="P47"><text:tab/><text:tab/><text:span text:style-name="T10"><text:text-input text:description="">{% if copy.email %}</text:text-input></text:span></text:p>
      <text:p text:style-name="P47"><text:tab/><text:tab/><text:span text:style-name="T10"><text:text-input text:description="">{{ copy.email }}</text:text-input></text:span></text:p>
      <text:p text:style-name="P45"><text:tab/><text:tab/><text:text-input text:description="">{% endif %}</text:text-input></text:p>
      <text:p text:style-name="P20"><text:tab/><text:tab/><text:text-input text:description="">{% if copy['address'] %}</text:text-input></text:p>
      <text:p text:style-name="P20"><text:tab/><text:tab/><text:text-input text:description="">{% if copy['address']['street'] %}</text:text-input></text:p>
      <text:p text:style-name="P20"><text:tab/><text:tab/><text:text-input text:description="">{{ copy.address.street }}</text:text-input></text:p>
      <text:p text:style-name="P26"><text:tab/><text:tab/><text:text-input text:description="">{% endif %}</text:text-input></text:p>
      <text:p text:style-name="P22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4"><text:tab/><text:tab/><text:text-input text:description="">{% if copy.address.city %}</text:text-input></text:p>
      <text:p text:style-name="P24"><text:tab/><text:tab/><text:text-input text:description="">{{ copy.address.city }}</text:text-input></text:p>
      <text:p text:style-name="P14"><text:tab/><text:tab/><text:text-input text:description="">{% endif %}</text:text-input></text:p>
      <text:p text:style-name="P15"><text:tab/><text:tab/><text:text-input text:description="">{% if copy.address.country %}</text:text-input></text:p>
      <text:p text:style-name="P15"><text:tab/><text:tab/><text:text-input text:description="">{{ copy.address.country }}</text:text-input></text:p>
      <text:p text:style-name="P15"><text:tab/><text:tab/><text:text-input text:description="">{% endif %}</text:text-input></text:p>
      <text:p text:style-name="P15"><text:tab/><text:tab/><text:text-input text:description="">{% endif %}</text:text-input></text:p>
      <text:p text:style-name="P14"/>
      <text:p text:style-name="P49"><text:text-input text:description="">{% endfor %}</text:text-input></text:p>
      <text:p text:style-name="P4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17:02.616676000</dc:date>
    <meta:editing-duration>P3DT15H31M55S</meta:editing-duration>
    <meta:editing-cycles>33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7" meta:word-count="538" meta:character-count="2568" meta:non-whitespace-character-count="2264"/>
  </office:meta>
</office:document-meta>
</file>